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9.15cm" fo:min-width="14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cm" svg:height="19.4cm" svg:x="3.1cm" svg:y="5.38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Game</text:p>
          <text:p text:style-name="P1"><text:span text:style-name="T1"/></text:p>
          <text:p text:style-name="P1"><text:span text:style-name="T1"/></text:p>
          <text:p text:style-name="P1"><text:span text:style-name="T1">int</text:span>[8][8] <text:s/>Board;</text:p>
          <text:p text:style-name="P1">int <text:s/>_scoreBlack ;</text:p>
          <text:p text:style-name="P1">int <text:s/>_scoreWhite;</text:p>
          <text:p text:style-name="P1"/>
          <text:p text:style-name="P1">Enum{</text:p>
          <text:p text:style-name="P1">PLAYER_BLACK = 0,</text:p>
          <text:p text:style-name="P1">PLAYER_WHITE = 1,</text:p>
          <text:p text:style-name="P1"><text:s text:c="2"/>PLAYER_EMPTY = -1,</text:p>
          <text:p text:style-name="P1">};</text:p>
          <text:p text:style-name="P1"/>
          <text:p text:style-name="P1"/>
          <text:p text:style-name="P1"/>
          <text:p text:style-name="P1"/>
          <text:p text:style-name="P1">Game();</text:p>
          <text:p text:style-name="P1">void afficherBoard();</text:p>
          <text:p text:style-name="P1">bool checkExistCase(int i, int j)const;</text:p>
          <text:p text:style-name="P1">bool checkCanAdd(int i, int j)const;</text:p>
          <text:p text:style-name="P1">bool tablePleine()const;</text:p>
          <text:p text:style-name="P1">void placerPion(int tour,int lig,int col);</text:p>
          <text:p text:style-name="P1">void jouer()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3" draw:layer="layout" svg:x1="3.2cm" svg:y1="8.5cm" svg:x2="18cm" svg:y2="8.5cm">
          <text:p/>
        </draw:line>
        <draw:line draw:style-name="gr2" draw:text-style-name="P3" draw:layer="layout" svg:x1="3.1cm" svg:y1="16.5cm" svg:x2="17.9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21:03:44.007400084</meta:creation-date>
    <dc:date>2020-05-29T00:11:30.648830311</dc:date>
    <meta:editing-duration>PT43M38S</meta:editing-duration>
    <meta:editing-cycles>10</meta:editing-cycles>
    <meta:generator>LibreOffice/6.1.5.2$Linux_X86_64 LibreOffice_project/10$Build-2</meta:generator>
    <meta:document-statistic meta:object-count="3"/>
  </office:meta>
</office:document-meta>
</file>